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4e749" officeooo:paragraph-rsid="0014e749"/>
    </style:style>
    <style:style style:name="P2" style:family="paragraph" style:parent-style-name="Standard">
      <style:text-properties style:font-name="Liberation Serif" officeooo:rsid="0014e75b" officeooo:paragraph-rsid="0014e75b"/>
    </style:style>
    <style:style style:name="P3" style:family="paragraph" style:parent-style-name="Standard">
      <style:text-properties fo:color="#0066b3" style:font-name="Liberation Serif" officeooo:rsid="0014e749" officeooo:paragraph-rsid="0014e749"/>
    </style:style>
    <style:style style:name="P4" style:family="paragraph" style:parent-style-name="Standard">
      <style:text-properties fo:color="#0066b3" style:font-name="Liberation Serif" officeooo:rsid="001d133d" officeooo:paragraph-rsid="001d133d"/>
    </style:style>
    <style:style style:name="P5" style:family="paragraph" style:parent-style-name="Standard">
      <style:text-properties fo:color="#000000" style:font-name="Liberation Serif" officeooo:rsid="001aca6e" officeooo:paragraph-rsid="001aca6e"/>
    </style:style>
    <style:style style:name="P6" style:family="paragraph" style:parent-style-name="Standard">
      <style:text-properties fo:color="#000000" style:font-name="Liberation Serif" officeooo:rsid="001d133d" officeooo:paragraph-rsid="001d133d"/>
    </style:style>
    <style:style style:name="P7" style:family="paragraph" style:parent-style-name="Text_20_body">
      <style:text-properties fo:color="#0066b3" style:font-name="Liberation Serif" officeooo:rsid="0014e75b" officeooo:paragraph-rsid="0014e75b"/>
    </style:style>
    <style:style style:name="P8" style:family="paragraph" style:parent-style-name="Text_20_body">
      <style:text-properties style:font-name="Liberation Serif" officeooo:rsid="0014e75b" officeooo:paragraph-rsid="0014e75b"/>
    </style:style>
    <style:style style:name="P9" style:family="paragraph" style:parent-style-name="Text_20_body">
      <style:text-properties style:font-name="Liberation Serif" fo:font-size="12pt" officeooo:rsid="001a4ae7" officeooo:paragraph-rsid="001a4ae7" style:font-size-asian="12pt" style:font-size-complex="12pt"/>
    </style:style>
    <style:style style:name="P10" style:family="paragraph" style:parent-style-name="Text_20_body">
      <style:text-properties style:font-name="Liberation Serif" officeooo:rsid="001a4eb8" officeooo:paragraph-rsid="001a4eb8"/>
    </style:style>
    <style:style style:name="P11" style:family="paragraph" style:parent-style-name="Text_20_body">
      <style:text-properties officeooo:paragraph-rsid="001a4ae7"/>
    </style:style>
    <style:style style:name="P12" style:family="paragraph" style:parent-style-name="Text_20_body">
      <style:text-properties officeooo:rsid="001a4ae7" officeooo:paragraph-rsid="001a4ae7"/>
    </style:style>
    <style:style style:name="P13" style:family="paragraph" style:parent-style-name="Text_20_body">
      <style:text-properties officeooo:paragraph-rsid="001a4eb8"/>
    </style:style>
    <style:style style:name="P14" style:family="paragraph" style:parent-style-name="Text_20_body">
      <style:paragraph-properties fo:margin-top="0.212cm" fo:margin-bottom="0cm" loext:contextual-spacing="false"/>
      <style:text-properties fo:color="#0066b3" style:font-name="Liberation Serif" officeooo:rsid="0018b663" officeooo:paragraph-rsid="0018b663"/>
    </style:style>
    <style:style style:name="P15" style:family="paragraph" style:parent-style-name="Text_20_body">
      <style:paragraph-properties fo:margin-top="0.212cm" fo:margin-bottom="0cm" loext:contextual-spacing="false"/>
      <style:text-properties officeooo:paragraph-rsid="0016d8bb"/>
    </style:style>
    <style:style style:name="P16" style:family="paragraph" style:parent-style-name="Text_20_body">
      <style:paragraph-properties fo:margin-top="0.212cm" fo:margin-bottom="0cm" loext:contextual-spacing="false"/>
      <style:text-properties officeooo:paragraph-rsid="00195089"/>
    </style:style>
    <style:style style:name="P17" style:family="paragraph" style:parent-style-name="Text_20_body">
      <style:paragraph-properties fo:margin-top="0.212cm" fo:margin-bottom="0cm" loext:contextual-spacing="false"/>
      <style:text-properties style:font-name="Liberation Serif" officeooo:rsid="0014e75b" officeooo:paragraph-rsid="0014e75b"/>
    </style:style>
    <style:style style:name="P18" style:family="paragraph" style:parent-style-name="Text_20_body">
      <style:paragraph-properties fo:margin-top="0.212cm" fo:margin-bottom="0cm" loext:contextual-spacing="false"/>
      <style:text-properties style:font-name="Liberation Serif" officeooo:rsid="0014e75b" officeooo:paragraph-rsid="00166b5b"/>
    </style:style>
    <style:style style:name="P19" style:family="paragraph" style:parent-style-name="Text_20_body">
      <style:paragraph-properties fo:margin-top="0.212cm" fo:margin-bottom="0cm" loext:contextual-spacing="false"/>
      <style:text-properties style:font-name="Liberation Serif" officeooo:rsid="00166b5b" officeooo:paragraph-rsid="00166b5b"/>
    </style:style>
    <style:style style:name="P20" style:family="paragraph" style:parent-style-name="Text_20_body">
      <style:paragraph-properties fo:margin-top="0.212cm" fo:margin-bottom="0cm" loext:contextual-spacing="false"/>
      <style:text-properties style:font-name="Liberation Serif" officeooo:paragraph-rsid="00166b5b"/>
    </style:style>
    <style:style style:name="P21" style:family="paragraph" style:parent-style-name="Text_20_body">
      <style:paragraph-properties fo:margin-top="0.212cm" fo:margin-bottom="0cm" loext:contextual-spacing="false"/>
      <style:text-properties style:font-name="Liberation Serif" officeooo:rsid="0016d8bb" officeooo:paragraph-rsid="0016d8bb"/>
    </style:style>
    <style:style style:name="P22" style:family="paragraph" style:parent-style-name="Text_20_body">
      <style:paragraph-properties fo:margin-top="0.212cm" fo:margin-bottom="0cm" loext:contextual-spacing="false"/>
      <style:text-properties style:font-name="Liberation Serif" officeooo:rsid="0018b663" officeooo:paragraph-rsid="0018b663"/>
    </style:style>
    <style:style style:name="P23" style:family="paragraph" style:parent-style-name="Text_20_body">
      <style:paragraph-properties fo:margin-top="0.212cm" fo:margin-bottom="0cm" loext:contextual-spacing="false"/>
      <style:text-properties style:font-name="Liberation Serif" officeooo:rsid="00195089" officeooo:paragraph-rsid="00195089"/>
    </style:style>
    <style:style style:name="P24" style:family="paragraph" style:parent-style-name="Heading_20_4">
      <style:paragraph-properties fo:margin-top="0.212cm" fo:margin-bottom="0cm" loext:contextual-spacing="false"/>
      <style:text-properties style:font-name="Liberation Serif"/>
    </style:style>
    <style:style style:name="P25" style:family="paragraph" style:parent-style-name="Heading_20_4">
      <style:text-properties style:font-name="Liberation Serif"/>
    </style:style>
    <style:style style:name="P26" style:family="paragraph" style:parent-style-name="Heading_20_4">
      <style:text-properties style:font-name="Liberation Serif" officeooo:rsid="0014e749" officeooo:paragraph-rsid="0014e749"/>
    </style:style>
    <style:style style:name="P27" style:family="paragraph" style:parent-style-name="Heading_20_4">
      <style:text-properties officeooo:paragraph-rsid="001a4ae7"/>
    </style:style>
    <style:style style:name="P28" style:family="paragraph" style:parent-style-name="Heading_20_4">
      <style:text-properties fo:color="#000000" style:font-name="Liberation Serif" officeooo:rsid="001aca6e" officeooo:paragraph-rsid="001aca6e"/>
    </style:style>
    <style:style style:name="P29" style:family="paragraph" style:parent-style-name="Standard">
      <style:text-properties fo:color="#0066b3" style:font-name="Liberation Serif" officeooo:rsid="001d133d" officeooo:paragraph-rsid="001d133d"/>
    </style:style>
    <style:style style:name="P30" style:family="paragraph" style:parent-style-name="Text_20_body">
      <style:paragraph-properties fo:margin-top="0.212cm" fo:margin-bottom="0cm" loext:contextual-spacing="false"/>
      <style:text-properties fo:color="#0066b3" style:font-name="Liberation Serif" officeooo:rsid="0014e75b" officeooo:paragraph-rsid="0014e75b"/>
    </style:style>
    <style:style style:name="P31" style:family="paragraph" style:parent-style-name="Text_20_body">
      <style:text-properties fo:color="#000000" style:font-name="Liberation Serif" officeooo:rsid="001d133d" officeooo:paragraph-rsid="001d133d"/>
    </style:style>
    <style:style style:name="P32" style:family="paragraph" style:parent-style-name="Heading_20_4">
      <style:text-properties style:font-name="Liberation Serif" officeooo:rsid="0014e749" officeooo:paragraph-rsid="0014e749"/>
    </style:style>
    <style:style style:name="P33" style:family="paragraph" style:parent-style-name="Heading_20_4">
      <style:text-properties fo:color="#000000" style:font-name="Liberation Serif" officeooo:rsid="001d133d" officeooo:paragraph-rsid="001d133d"/>
    </style:style>
    <style:style style:name="T1" style:family="text">
      <style:text-properties fo:color="#0066b3"/>
    </style:style>
    <style:style style:name="T2" style:family="text">
      <style:text-properties fo:color="#0066b3" officeooo:rsid="00166b5b"/>
    </style:style>
    <style:style style:name="T3" style:family="text">
      <style:text-properties fo:color="#0066b3" officeooo:rsid="0014e75b"/>
    </style:style>
    <style:style style:name="T4" style:family="text">
      <style:text-properties fo:color="#0066b3" style:font-name="Liberation Serif"/>
    </style:style>
    <style:style style:name="T5" style:family="text">
      <style:text-properties fo:color="#0066b3" style:font-name="Liberation Serif" fo:font-size="12pt" officeooo:rsid="00195089" style:font-size-asian="12pt" style:font-size-complex="12pt"/>
    </style:style>
    <style:style style:name="T6" style:family="text">
      <style:text-properties fo:color="#0066b3" style:font-name="Liberation Serif" fo:font-size="12pt" officeooo:rsid="001a4ae7" style:font-size-asian="12pt" style:font-size-complex="12pt"/>
    </style:style>
    <style:style style:name="T7" style:family="text">
      <style:text-properties officeooo:rsid="0016d8bb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6d8bb" style:font-size-asian="12pt" style:font-size-complex="12pt"/>
    </style:style>
    <style:style style:name="T10" style:family="text">
      <style:text-properties style:font-name="Liberation Serif" fo:font-size="12pt" officeooo:rsid="00195089" style:font-size-asian="12pt" style:font-size-complex="12pt"/>
    </style:style>
    <style:style style:name="T11" style:family="text">
      <style:text-properties style:font-name="Liberation Serif" fo:font-size="12pt" officeooo:rsid="001a4ae7" style:font-size-asian="12pt" style:font-size-complex="12pt"/>
    </style:style>
    <style:style style:name="T12" style:family="text">
      <style:text-properties style:font-name="Liberation Serif" fo:font-size="12pt" officeooo:rsid="001a4eb8" style:font-size-asian="12pt" style:font-size-complex="12pt"/>
    </style:style>
    <style:style style:name="T13" style:family="text">
      <style:text-properties style:font-name="Liberation Serif" officeooo:rsid="00195089"/>
    </style:style>
    <style:style style:name="T14" style:family="text">
      <style:text-properties style:font-name="Liberation Serif" officeooo:rsid="0016d8bb"/>
    </style:style>
    <style:style style:name="T15" style:family="text">
      <style:text-properties style:font-name="Liberation Serif" officeooo:rsid="001a4ae7"/>
    </style:style>
    <style:style style:name="T16" style:family="text">
      <style:text-properties style:font-name="Liberation Serif" officeooo:rsid="001a4eb8"/>
    </style:style>
    <style:style style:name="T17" style:family="text">
      <style:text-properties style:font-name="Liberation Mono" fo:font-size="12pt" style:font-size-asian="12pt" style:font-size-complex="12pt"/>
    </style:style>
    <style:style style:name="T18" style:family="text">
      <style:text-properties style:font-name="Liberation Mono" fo:font-size="12pt" officeooo:rsid="001a4eb8" style:font-size-asian="12pt" style:font-size-complex="12pt"/>
    </style:style>
    <style:style style:name="T19" style:family="text">
      <style:text-properties officeooo:rsid="001aca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oCTF 2018</text:p>
      <text:p text:style-name="P1"/>
      <text:p text:style-name="P2">done with Linux Mint and FireFox</text:p>
      <text:h text:style-name="P26" text:outline-level="4">Forensics Warmup 1:</text:h>
      <text:p text:style-name="P8">click on the "file" link.</text:p>
      <text:p text:style-name="P8">click on "open with" and use "Archive Manager"</text:p>
      <text:p text:style-name="P8">there is an image and when you open it has an image off the flag</text:p>
      <text:p text:style-name="P7">picoctf{welcome_to_forensics}</text:p>
      <text:h text:style-name="P24" text:outline-level="4">Forensics Warmup 2</text:h>
      <text:p text:style-name="P17">click on the "image" link</text:p>
      <text:p text:style-name="P17">click on "save"</text:p>
      <text:p text:style-name="P17">image wont open barbecue it's not a .png file. so we want to convert the image to a .jpg</text:p>
      <text:p text:style-name="P17">and the image will now show and has the flag</text:p>
      <text:p text:style-name="P30">picoctf{extensions_are_a_lie}</text:p>
      <text:h text:style-name="P24" text:outline-level="4">General Warmup 1</text:h>
      <text:p text:style-name="P19">go to the website https://www.rapidtables.com/convert/number/hex-to-ascii.html</text:p>
      <text:p text:style-name="P19">put in 0x41 an hit convert</text:p>
      <text:p text:style-name="P19">it gives you A therefore the flag is</text:p>
      <text:p text:style-name="P18"><text:span text:style-name="T1">picoctf{</text:span><text:span text:style-name="T2">A}</text:span></text:p>
      <text:h text:style-name="P24" text:outline-level="4">General Warmup 2</text:h>
      <text:p text:style-name="P19">go to http://www.unitconversion.org/numbers/base-10-to-base-2-conversion.html</text:p>
      <text:p text:style-name="P19">put 27 in the base 10 category </text:p>
      <text:p text:style-name="P19">27(10) in base 2 is 11011 therefore our <text:span text:style-name="T7">flag</text:span> is </text:p>
      <text:p text:style-name="P20"><text:span text:style-name="T3">picoctf{</text:span><text:span text:style-name="T1">11011</text:span><text:span text:style-name="T2">}</text:span></text:p>
      <text:h text:style-name="P24" text:outline-level="4">General Warmup 3</text:h>
      <text:p text:style-name="P21">go to https://www.rapidtables.com/convert/number/hex-to-decimal.html?x=0x3D</text:p>
      <text:p text:style-name="P21">input 0x3D in the hexadecimal section and hit convert and will give you 61</text:p>
      <text:p text:style-name="P21">therefore our flag is </text:p>
      <text:p text:style-name="P21"><text:span text:style-name="T3">picoctf{</text:span><text:span text:style-name="T1">61}</text:span></text:p>
      <text:h text:style-name="P24" text:outline-level="4">Resources </text:h>
      <text:p text:style-name="P15"><text:span text:style-name="T14">go to their website given </text:span><text:span text:style-name="T9">(</text:span><text:span text:style-name="Source_20_Text"><text:span text:style-name="T8">https://picoctf.com/resources</text:span></text:span><text:span text:style-name="Source_20_Text"><text:span text:style-name="T9">)</text:span></text:span><text:span text:style-name="T14"> and if you scroll a bit it is there is the flag</text:span></text:p>
      <text:p text:style-name="P15"><text:span text:style-name="Source_20_Text"><text:span text:style-name="T4">picoCTF{xiexie_ni_lai_zheli}</text:span></text:span></text:p>
      <text:h text:style-name="P24" text:outline-level="4"><text:soft-page-break/>Reversing Warmup 1</text:h>
      <text:p text:style-name="P22">rather than using their browser terminal I chose to use my own</text:p>
      <text:p text:style-name="P22">I first saved the file "run" and in my Linux terminal inputted the following commands</text:p>
      <text:p text:style-name="P22">frost@Laptop:~$ cd Downloads/</text:p>
      <text:p text:style-name="P22">frost@Laptop:~/Downloads$ chmod +x run </text:p>
      <text:p text:style-name="P22">frost@Laptop:~/Downloads$ ./run </text:p>
      <text:p text:style-name="P14">picoCTF{welc0m3_t0_r3VeRs1nG}</text:p>
      <text:h text:style-name="P24" text:outline-level="4">Reversing Warmup 2 </text:h>
      <text:p text:style-name="P23">go to https://www.base64decode.org/</text:p>
      <text:p text:style-name="P16"><text:span text:style-name="T13">put in the given encrypted f</text:span><text:span text:style-name="T10">lag "</text:span><text:span text:style-name="Source_20_Text"><text:span text:style-name="T8">dGg0dF93NHNfczFtcEwz</text:span></text:span><text:span text:style-name="Source_20_Text"><text:span text:style-name="T10">" hit decode and it gives us "th4t_w4s_s1mpL3" therefore the flag is </text:span></text:span></text:p>
      <text:p text:style-name="P16"><text:span text:style-name="Source_20_Text"><text:span text:style-name="T5">picoCTF{th4t_w4s_s1mpL3}</text:span></text:span></text:p>
      <text:h text:style-name="P25" text:outline-level="4">Crypto Warmup 1</text:h>
      <text:p text:style-name="P11"><text:span text:style-name="T15">by looking at the given table this is clearly a </text:span>Vigenère<text:span text:style-name="T15"> cipher. </text:span><text:span text:style-name="T16">I</text:span><text:span text:style-name="T15"> could do it by hand but using a converter will be much easier especially since </text:span><text:span text:style-name="T16">I</text:span><text:span text:style-name="T15"> know how the Vigenère cipher works.</text:span></text:p>
      <text:p text:style-name="P12"><text:span text:style-name="T12">I</text:span><text:span text:style-name="T8"> went to the website https://planetcalc.com/2468/</text:span></text:p>
      <text:p text:style-name="P9">set to decrypt</text:p>
      <text:p text:style-name="P12"><text:span text:style-name="T8">Set Text to </text:span><text:span text:style-name="Emphasis"><text:span text:style-name="T8">llkjmlmpadkkc</text:span></text:span></text:p>
      <text:p text:style-name="P12"><text:span text:style-name="Emphasis"><text:span text:style-name="T8">Set Key to thisisalilkey</text:span></text:span></text:p>
      <text:p text:style-name="P11"><text:span text:style-name="Emphasis"><text:span text:style-name="T11">and after hittting calculate it gives us "</text:span></text:span><text:span text:style-name="Emphasis"><text:span text:style-name="T8">secretmessage</text:span></text:span><text:span text:style-name="Emphasis"><text:span text:style-name="T11">" therefore the flag is</text:span></text:span></text:p>
      <text:p text:style-name="P11"><text:span text:style-name="Source_20_Text"><text:span text:style-name="T6">picoCTF{SECRETMESSAGE}</text:span></text:span></text:p>
      <text:h text:style-name="P27" text:outline-level="4">Crypto Warmup 2</text:h>
      <text:p text:style-name="P13"><text:span text:style-name="T18">they tell us that </text:span><text:span text:style-name="Source_20_Text"><text:span text:style-name="T17">cvpbPGS{guvf_vf_pelcgb!}</text:span></text:span><text:span text:style-name="Source_20_Text"><text:span text:style-name="T18"> was encrypted using rot13</text:span></text:span></text:p>
      <text:p text:style-name="P13"><text:span text:style-name="Source_20_Text"><text:span text:style-name="T18">i went to the website https://rot13.com/ and put that message in the top and it gives us our key at the bottom which is </text:span></text:span></text:p>
      <text:p text:style-name="P13"><text:span text:style-name="Source_20_Text"><text:span text:style-name="T1">picoCTF{this_is_crypto!}</text:span></text:span></text:p>
      <text:h text:style-name="P26" text:outline-level="4">grep 1</text:h>
      <text:p text:style-name="P10">considering the challenge is called grep 1 <text:span text:style-name="T19">I</text:span> am assuming we need to use the grep command in the terminal. after downloading <text:span text:style-name="T19">the file in the terminal I use the following command</text:span></text:p>
      <text:p text:style-name="P10">frost@Laptop:~/Downloads$ grep "picoCTF{" file</text:p>
      <text:p text:style-name="P3">picoCTF{grep_and_you_will_find_42783683}</text:p>
      <text:p text:style-name="P5">I chose to use the header of the flag because we know every flag starts with picoCTF{</text:p>
      <text:p text:style-name="P5"><text:soft-page-break/></text:p>
      <text:h text:style-name="P28" text:outline-level="4">net cat</text:h>
      <text:p text:style-name="P6">we are given the address (2018shell.picoctf.com) and port number (22847)</text:p>
      <text:p text:style-name="P6">using net cat with the following command will give us the flag</text:p>
      <text:p text:style-name="P6">frost@Laptop:~/Downloads$ nc 2018shell.picoctf.com <text:s/>22847</text:p>
      <text:p text:style-name="P6">That wasn't so hard was it?</text:p>
      <text:p text:style-name="P4">picoCTF{NEtcat_iS_a_NEcESSiTy_69222dcc}</text:p>
      <text:p text:style-name="P4"/>
      <text:h text:style-name="P33" text:outline-level="4">HEEEEEEERE'S Johnny!</text:h>
      <text:p text:style-name="P3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42:59.022874069</meta:creation-date>
    <dc:date>2020-02-11T20:30:28.490171922</dc:date>
    <meta:editing-duration>P15DT25M2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66" meta:word-count="436" meta:character-count="2908" meta:non-whitespace-character-count="2528"/>
  </office:meta>
</office:document-meta>
</file>